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6600" draw:fill-color="#66ff66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00" draw:marker-start="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5.461cm" svg:x="5.445cm" svg:y="13.7cm">
          <text:p text:style-name="P1"><text:span text:style-name="T1">Ho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794cm" svg:x="6.08cm" svg:y="15.605cm">
          <text:p text:style-name="P1"><text:span text:style-name="T1">~/path/remote_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96cm" svg:height="5.461cm" svg:x="13.319cm" svg:y="13.7cm">
          <text:p text:style-name="P1"><text:span text:style-name="T1">Raspberry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794cm" svg:x="13.954cm" svg:y="15.605cm">
          <text:p text:style-name="P1"><text:span text:style-name="T1">/home/pi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16cm" svg:y1="17.002cm" svg:x2="14.208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22:06:39.331070164</meta:creation-date>
    <dc:date>2016-05-23T22:19:50.775217026</dc:date>
    <meta:editing-duration>PT8M16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